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Apartment</text:p>
          </table:table-cell>
          <table:covered-table-cell/>
          <table:table-cell office:value-type="string" calcext:value-type="string">
            <text:p>APT</text:p>
          </table:table-cell>
          <table:table-cell/>
          <table:table-cell table:style-name="ce1" office:value-type="string" calcext:value-type="string">
            <text:p>* Requires the pound sign (#) to be used on the mailpiece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asement</text:p>
          </table:table-cell>
          <table:covered-table-cell/>
          <table:table-cell office:value-type="string" calcext:value-type="string">
            <text:p>BSMT**</text:p>
          </table:table-cell>
          <table:table-cell/>
          <table:table-cell table:style-name="ce1" office:value-type="string" calcext:value-type="string">
            <text:p>** Does not require a Secondary RANGE to follow.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lank, unable to determine*</text:p>
          </table:table-cell>
          <table:covered-table-cell/>
          <table:table-cell table:style-name="ce1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Building</text:p>
          </table:table-cell>
          <table:covered-table-cell/>
          <table:table-cell office:value-type="string" calcext:value-type="string">
            <text:p>BLDG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Department</text:p>
          </table:table-cell>
          <table:covered-table-cell/>
          <table:table-cell office:value-type="string" calcext:value-type="string">
            <text:p>DEPT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Floor</text:p>
          </table:table-cell>
          <table:covered-table-cell/>
          <table:table-cell office:value-type="string" calcext:value-type="string">
            <text:p>FL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>
            <text:p>FRNT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Hanger</text:p>
          </table:table-cell>
          <table:covered-table-cell/>
          <table:table-cell office:value-type="string" calcext:value-type="string">
            <text:p>HNGR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Key</text:p>
          </table:table-cell>
          <table:covered-table-cell/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office:value-type="string" calcext:value-type="string">
            <text:p>LBBY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Lot</text:p>
          </table:table-cell>
          <table:covered-table-cell/>
          <table:table-cell office:value-type="string" calcext:value-type="string">
            <text:p>LOT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Lower</text:p>
          </table:table-cell>
          <table:covered-table-cell/>
          <table:table-cell office:value-type="string" calcext:value-type="string">
            <text:p>LOWR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Office</text:p>
          </table:table-cell>
          <table:covered-table-cell/>
          <table:table-cell office:value-type="string" calcext:value-type="string">
            <text:p>OFC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Penthouse</text:p>
          </table:table-cell>
          <table:covered-table-cell/>
          <table:table-cell office:value-type="string" calcext:value-type="string">
            <text:p>PH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Pier</text:p>
          </table:table-cell>
          <table:covered-table-cell/>
          <table:table-cell office:value-type="string" calcext:value-type="string">
            <text:p>PIER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Rear</text:p>
          </table:table-cell>
          <table:covered-table-cell/>
          <table:table-cell office:value-type="string" calcext:value-type="string">
            <text:p>REAR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Room</text:p>
          </table:table-cell>
          <table:covered-table-cell/>
          <table:table-cell office:value-type="string" calcext:value-type="string">
            <text:p>RM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Side</text:p>
          </table:table-cell>
          <table:covered-table-cell/>
          <table:table-cell office:value-type="string" calcext:value-type="string">
            <text:p>SIDE**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Slip</text:p>
          </table:table-cell>
          <table:covered-table-cell/>
          <table:table-cell office:value-type="string" calcext:value-type="string">
            <text:p>SLIP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Space</text:p>
          </table:table-cell>
          <table:covered-table-cell/>
          <table:table-cell office:value-type="string" calcext:value-type="string">
            <text:p>SPC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Stop</text:p>
          </table:table-cell>
          <table:covered-table-cell/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Suite</text:p>
          </table:table-cell>
          <table:covered-table-cell/>
          <table:table-cell office:value-type="string" calcext:value-type="string">
            <text:p>STE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Trailer</text:p>
          </table:table-cell>
          <table:covered-table-cell/>
          <table:table-cell office:value-type="string" calcext:value-type="string">
            <text:p>TRLR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Unit</text:p>
          </table:table-cell>
          <table:covered-table-cell/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Upper</text:p>
          </table:table-cell>
          <table:covered-table-cell/>
          <table:table-cell office:value-type="string" calcext:value-type="string">
            <text:p>UPPR**</text:p>
          </table:table-cell>
          <table:table-cell table:number-columns-repeated="2"/>
        </table:table-row>
      </table:table>
      <table:named-expressions>
        <table:named-range table:name="ep538277" table:base-cell-address="$Sheet1.$A$1" table:cell-range-address="$Sheet1.$A$1"/>
        <table:named-range table:name="ep538281" table:base-cell-address="$Sheet1.$C$1" table:cell-range-address="$Sheet1.$C$1"/>
        <table:named-range table:name="ep538289" table:base-cell-address="$Sheet1.$A$2" table:cell-range-address="$Sheet1.$A$2"/>
        <table:named-range table:name="ep538293" table:base-cell-address="$Sheet1.$C$2" table:cell-range-address="$Sheet1.$C$2"/>
        <table:named-range table:name="ep538301" table:base-cell-address="$Sheet1.$A$3" table:cell-range-address="$Sheet1.$A$3"/>
        <table:named-range table:name="ep538305" table:base-cell-address="$Sheet1.$C$3" table:cell-range-address="$Sheet1.$C$3"/>
        <table:named-range table:name="ep538313" table:base-cell-address="$Sheet1.$A$4" table:cell-range-address="$Sheet1.$A$4"/>
        <table:named-range table:name="ep538317" table:base-cell-address="$Sheet1.$C$4" table:cell-range-address="$Sheet1.$C$4"/>
        <table:named-range table:name="ep538325" table:base-cell-address="$Sheet1.$A$5" table:cell-range-address="$Sheet1.$A$5"/>
        <table:named-range table:name="ep538329" table:base-cell-address="$Sheet1.$C$5" table:cell-range-address="$Sheet1.$C$5"/>
        <table:named-range table:name="ep538337" table:base-cell-address="$Sheet1.$A$6" table:cell-range-address="$Sheet1.$A$6"/>
        <table:named-range table:name="ep538341" table:base-cell-address="$Sheet1.$C$6" table:cell-range-address="$Sheet1.$C$6"/>
        <table:named-range table:name="ep538349" table:base-cell-address="$Sheet1.$A$7" table:cell-range-address="$Sheet1.$A$7"/>
        <table:named-range table:name="ep538353" table:base-cell-address="$Sheet1.$C$7" table:cell-range-address="$Sheet1.$C$7"/>
        <table:named-range table:name="ep538361" table:base-cell-address="$Sheet1.$A$8" table:cell-range-address="$Sheet1.$A$8"/>
        <table:named-range table:name="ep538365" table:base-cell-address="$Sheet1.$C$8" table:cell-range-address="$Sheet1.$C$8"/>
        <table:named-range table:name="ep538373" table:base-cell-address="$Sheet1.$A$9" table:cell-range-address="$Sheet1.$A$9"/>
        <table:named-range table:name="ep538377" table:base-cell-address="$Sheet1.$C$9" table:cell-range-address="$Sheet1.$C$9"/>
        <table:named-range table:name="ep538385" table:base-cell-address="$Sheet1.$A$10" table:cell-range-address="$Sheet1.$A$10"/>
        <table:named-range table:name="ep538389" table:base-cell-address="$Sheet1.$C$10" table:cell-range-address="$Sheet1.$C$10"/>
        <table:named-range table:name="ep538397" table:base-cell-address="$Sheet1.$A$11" table:cell-range-address="$Sheet1.$A$11"/>
        <table:named-range table:name="ep538401" table:base-cell-address="$Sheet1.$C$11" table:cell-range-address="$Sheet1.$C$11"/>
        <table:named-range table:name="ep538409" table:base-cell-address="$Sheet1.$A$12" table:cell-range-address="$Sheet1.$A$12"/>
        <table:named-range table:name="ep538413" table:base-cell-address="$Sheet1.$C$12" table:cell-range-address="$Sheet1.$C$12"/>
        <table:named-range table:name="ep538421" table:base-cell-address="$Sheet1.$A$13" table:cell-range-address="$Sheet1.$A$13"/>
        <table:named-range table:name="ep538425" table:base-cell-address="$Sheet1.$C$13" table:cell-range-address="$Sheet1.$C$13"/>
        <table:named-range table:name="ep538433" table:base-cell-address="$Sheet1.$A$14" table:cell-range-address="$Sheet1.$A$14"/>
        <table:named-range table:name="ep538437" table:base-cell-address="$Sheet1.$C$14" table:cell-range-address="$Sheet1.$C$14"/>
        <table:named-range table:name="ep538445" table:base-cell-address="$Sheet1.$A$15" table:cell-range-address="$Sheet1.$A$15"/>
        <table:named-range table:name="ep538449" table:base-cell-address="$Sheet1.$C$15" table:cell-range-address="$Sheet1.$C$15"/>
        <table:named-range table:name="ep538457" table:base-cell-address="$Sheet1.$A$16" table:cell-range-address="$Sheet1.$A$16"/>
        <table:named-range table:name="ep538461" table:base-cell-address="$Sheet1.$C$16" table:cell-range-address="$Sheet1.$C$16"/>
        <table:named-range table:name="ep538469" table:base-cell-address="$Sheet1.$A$17" table:cell-range-address="$Sheet1.$A$17"/>
        <table:named-range table:name="ep538473" table:base-cell-address="$Sheet1.$C$17" table:cell-range-address="$Sheet1.$C$17"/>
        <table:named-range table:name="ep538481" table:base-cell-address="$Sheet1.$A$18" table:cell-range-address="$Sheet1.$A$18"/>
        <table:named-range table:name="ep538485" table:base-cell-address="$Sheet1.$C$18" table:cell-range-address="$Sheet1.$C$18"/>
        <table:named-range table:name="ep538493" table:base-cell-address="$Sheet1.$A$19" table:cell-range-address="$Sheet1.$A$19"/>
        <table:named-range table:name="ep538497" table:base-cell-address="$Sheet1.$C$19" table:cell-range-address="$Sheet1.$C$19"/>
        <table:named-range table:name="ep538505" table:base-cell-address="$Sheet1.$A$20" table:cell-range-address="$Sheet1.$A$20"/>
        <table:named-range table:name="ep538509" table:base-cell-address="$Sheet1.$C$20" table:cell-range-address="$Sheet1.$C$20"/>
        <table:named-range table:name="ep538517" table:base-cell-address="$Sheet1.$A$21" table:cell-range-address="$Sheet1.$A$21"/>
        <table:named-range table:name="ep538521" table:base-cell-address="$Sheet1.$C$21" table:cell-range-address="$Sheet1.$C$21"/>
        <table:named-range table:name="ep538529" table:base-cell-address="$Sheet1.$A$22" table:cell-range-address="$Sheet1.$A$22"/>
        <table:named-range table:name="ep538533" table:base-cell-address="$Sheet1.$C$22" table:cell-range-address="$Sheet1.$C$22"/>
        <table:named-range table:name="ep538541" table:base-cell-address="$Sheet1.$A$23" table:cell-range-address="$Sheet1.$A$23"/>
        <table:named-range table:name="ep538545" table:base-cell-address="$Sheet1.$C$23" table:cell-range-address="$Sheet1.$C$23"/>
        <table:named-range table:name="ep538553" table:base-cell-address="$Sheet1.$A$24" table:cell-range-address="$Sheet1.$A$24"/>
        <table:named-range table:name="ep538557" table:base-cell-address="$Sheet1.$C$24" table:cell-range-address="$Sheet1.$C$24"/>
        <table:named-range table:name="ep538565" table:base-cell-address="$Sheet1.$A$25" table:cell-range-address="$Sheet1.$A$25"/>
        <table:named-range table:name="ep538569" table:base-cell-address="$Sheet1.$C$25" table:cell-range-address="$Sheet1.$C$25"/>
        <table:named-range table:name="ep538577" table:base-cell-address="$Sheet1.$E$1" table:cell-range-address="$Sheet1.$E$1"/>
        <table:named-range table:name="ep538579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6:27:29.636149599</meta:creation-date>
    <dc:date>2022-04-24T16:28:54.443080083</dc:date>
    <meta:editing-duration>PT1M25S</meta:editing-duration>
    <meta:editing-cycles>1</meta:editing-cycles>
    <meta:document-statistic meta:table-count="1" meta:cell-count="52" meta:object-count="0"/>
    <meta:generator>LibreOffice/7.2.6.2$Linux_X86_64 LibreOffice_project/20$Build-2</meta:generator>
  </office:meta>
</office:document-meta>
</file>